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615.09pt"/>
    </style:style>
    <style:style style:name="co3" style:family="table-column">
      <style:table-column-properties fo:break-before="auto" style:column-width="238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78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ink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ocket_Strip_Straight_1x01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USTOM_Socket_Strip_Straight_1x03_Pitch0.09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MOS_DG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20,D19,D18,D17,D16,D15,D13,D12,D11,D10,D9,D8,D6,D5,D4,D3,D2,D1,D34,D35,D36,D37,D38,D39,D44,D45,D46,D47,D48,D49,D54,D55,D56,D57,D58,D59,D61,D62,D63,D64,D65,D66,D70,D71,D72,D73,D74,D75,D80,D81,D82,D83,D84,D85,D94,D95,D96,D97,D98,D99,D103,D104,D105,D106,D107,D108,D113,D114,D115,D116,D117,D118,D121,D122,D123,D124,D125,D126,D130,D131,D132,D133,D134,D135,D140,D141,D142,D143,D144,D145,D148,D149,D150,D151,D152,D153,D157,D158,D159,D160,D161,D162,D167,D168,D169,D170,D171,D172</text:p>
          </table:table-cell>
          <table:table-cell office:value-type="string" calcext:value-type="string">
            <text:p>D_283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2,J4,J5,J6,J7,J8</text:p>
          </table:table-cell>
          <table:table-cell office:value-type="string" calcext:value-type="string">
            <text:p>Socket_Strip_Straight_1x01_Pitch2.54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ocket_Strip_Straight_1x01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22,D24,D25,D27,D28,D29,D30,D31,D32,D33,D41,D42,D43,D51,D52,D53,D68,D69,D77,D78,D79,D87,D88,D90,D91,D93,D101,D102,D110,D111,D112,D120,D128,D129,D137,D138,D139,D147,D155,D156,D164,D165,D166,D174</text:p>
          </table:table-cell>
          <table:table-cell office:value-type="string" calcext:value-type="string">
            <text:p>D_283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2,Q3,Q4,Q5,Q6</text:p>
          </table:table-cell>
          <table:table-cell office:value-type="string" calcext:value-type="string">
            <text:p>CUSTOM_Socket_Strip_Straight_1x03_Pitch0.09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_NMOS_DG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8,R9,R10,R11,R13,R16,R24,R25,R30,R31,R35,R36,R44,R45,R53,R54</text:p>
          </table:table-cell>
          <table:table-cell office:value-type="string" calcext:value-type="string">
            <text:p>R_12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4,R15,R17,R18,R19,R20,R22,R23,R26,R27,R28,R29,R2,R3,R4,R5,R6,R7,R33,R34,R37,R38,R39,R40,R42,R43,R46,R47,R48,R49,R51,R52,R55,R56,R57,R58</text:p>
          </table:table-cell>
          <table:table-cell office:value-type="string" calcext:value-type="string">
            <text:p>R_1206</text:p>
          </table:table-cell>
          <table:table-cell office:value-type="float" office:value="36" calcext:value-type="float">
            <text:p>36</text:p>
          </table:table-cell>
          <table:table-cell office:value-type="float" office:value="145" calcext:value-type="float">
            <text:p>1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7T05:15:15.574052813</dc:date>
    <meta:editing-duration>PT4M41S</meta:editing-duration>
    <meta:editing-cycles>1</meta:editing-cycles>
    <meta:document-statistic meta:table-count="1" meta:cell-count="51" meta:object-count="0"/>
    <meta:generator>LibreOffice/5.4.6.2$Linux_X86_64 LibreOffice_project/40m0$Build-2</meta:generator>
  </office:meta>
</office:document-meta>
</file>